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6"/>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Projet de défi: construire un système de conception de sites Web</text:h>
      <text:h text:style-name="Heading_20_5" text:outline-level="5">Vue d'</text:h>
      <text:p text:style-name="Text_20_body">Ce projet est légèrement différent de celui que vous avez rencontré jusqu'à présent sur Codecademy. Au lieu d'un tutoriel étape par étape, ce projet contient une série d'exigences ouvertes qui décrivent le projet que vous allez construire. Il existe de nombreuses façons possibles de répondre correctement à toutes ces exigences, et vous devriez vous attendre à utiliser Internet, Codecademy et d'autres ressources lorsque vous rencontrez un problème que vous ne pouvez pas facilement résoudre. </text:p>
      <text:h text:style-name="Heading_20_5" text:outline-level="5">Objectifs du projet</text:h>
      <text:p text:style-name="Text_20_body">Dans le cadre de ce projet, vous construirez votre propre système de conception de base pour un site web. En substance, vous créerez un site web pour vous aider à créer plus de sites web à l'avenir. Sur votre site, vous collecterez toutes les couleurs, les polices et certains des styles répétitifs.</text:p>
      <text:h text:style-name="Heading_20_5" text:outline-level="5">Instructions d'installation</text:h>
      <text:p text:style-name="Text_20_body">Si vous choisissez de faire ce projet sur votre ordinateur au lieu de Codecademy, vous pouvez télécharger ce dont vous aurez besoin en cliquant sur le bouton « Télécharger » ci-dessous. Si vous avez besoin d'aide pour mettre en place votre ordinateur, lisez notre <text:a xlink:type="simple" xlink:href="https://www.codecademy.com/articles/visual-studio-code" office:target-frame-name="_blank" xlink:show="new" text:style-name="Internet_20_link" text:visited-style-name="Visited_20_Internet_20_Link">article sur la mise en place d'un éditeur de texte pour le développement HTML/CSS</text:a>.</text:p>
      <text:h text:style-name="Heading_20_3" text:outline-level="3">Tâches</text:h>
      <text:p text:style-name="P1">7 complet</text:p>
      <text:p text:style-name="Text_20_body">Marquer les tâches comme terminées en les vérifiant</text:p>
      <text:h text:style-name="Heading_20_2" text:outline-level="2">Conditions préalables</text:h>
      <text:list text:style-name="L1">
        <text:list-header>
          <text:p text:style-name="P2">1.</text:p>
          <text:p text:style-name="P2">Pour compléter ce projet, vous auriez dû terminer les cours de la Cocarde couvrant le <text:a xlink:type="simple" xlink:href="https://www.codecademy.com/courses/learn-css/lessons/box-model-intro" office:target-frame-name="_blank" xlink:show="new" text:style-name="Internet_20_link" text:visited-style-name="Visited_20_Internet_20_Link">modèle de</text:a> la <text:a xlink:type="simple" xlink:href="https://www.codecademy.com/courses/learn-css/lessons/box-model-intro" office:target-frame-name="_blank" xlink:show="new" text:style-name="Internet_20_link" text:visited-style-name="Visited_20_Internet_20_Link">boîte CSS</text:a>, <text:a xlink:type="simple" xlink:href="https://www.codecademy.com/courses/learn-css/lessons/css-display-positioning" office:target-frame-name="_blank" xlink:show="new" text:style-name="Internet_20_link" text:visited-style-name="Visited_20_Internet_20_Link">l'affichage et le positionnement</text:a>, <text:a xlink:type="simple" xlink:href="https://www.codecademy.com/courses/learn-css/lessons/color" office:target-frame-name="_blank" xlink:show="new" text:style-name="Internet_20_link" text:visited-style-name="Visited_20_Internet_20_Link">les couleurs</text:a> et <text:a xlink:type="simple" xlink:href="https://www.codecademy.com/courses/learn-css/lessons/color" office:target-frame-name="_blank" xlink:show="new" text:style-name="Internet_20_link" text:visited-style-name="Visited_20_Internet_20_Link">la</text:a> <text:a xlink:type="simple" xlink:href="https://www.codecademy.com/courses/learn-css/lessons/css-typography" office:target-frame-name="_blank" xlink:show="new" text:style-name="Internet_20_link" text:visited-style-name="Visited_20_Internet_20_Link">typographie</text:a>. Vous pouvez utiliser des concepts de mise en page CSS plus avancés comme flexbox, grille CSS ou design réactif, mais ils ne seront pas nécessaires.</text:p>
        </text:list-header>
      </text:list>
      <text:h text:style-name="Heading_20_2" text:outline-level="2">Exigences des projets</text:h>
      <text:p text:style-name="Text_20_body">2.</text:p>
      <text:p text:style-name="Text_20_body">Dans le cadre de ce projet, vous construirez un guide de style/un système de conception pour votre site web. Les développeurs et les concepteurs utilisent des systèmes de conception pour organiser l'apparence d'un site Web ou d'une application Web. Les systèmes de conception aident à documenter le vocabulaire visuel et les composants réutilisables d'un grand site Web.</text:p>
      <text:p text:style-name="Text_20_body">Au fur et à mesure que vos sites web s'agrandissent et se complexes, avoir un ensemble cohérent de styles les aidera à rester cohérents et agréables pour les utilisateurs. Cela vous aide également lorsque <text:soft-page-break/>vous commencez à travailler avec d'autres développeurs, car vous pouvez avoir une référence cohérente pour la façon dont votre site web devrait être construit.</text:p>
      <text:p text:style-name="Text_20_body">Votre guide de style/système de conception comprendra au moins une section sur les couleurs, les polices et les styles de texte spécifiques, mais il peut être étendu à autant d'autres zones que vous le souhaitez. Vous pouvez jeter un coup d'oeil à notre <text:a xlink:type="simple" xlink:href="https://content.codecademy.com/PRO/independent-practice-projects/website-design-system/example/index.html" office:target-frame-name="_blank" xlink:show="new" text:style-name="Internet_20_link" text:visited-style-name="Visited_20_Internet_20_Link">exemple de base</text:a> pour un avant-goût de ce que vous allez construire (que vous aurez personnalisé).</text:p>
      <text:p text:style-name="Text_20_body">3.</text:p>
      <text:p text:style-name="Text_20_body">Votre guide de style doit inclure une section étiquetée indiquant les couleurs à utiliser.</text:p>
      <text:p text:style-name="Text_20_body">Chaque couleur doit comporter:</text:p>
      <text:list text:style-name="L2">
        <text:list-item>
          <text:p text:style-name="P3">Un nom (vous pouvez trouver ce nom vous-même) </text:p>
        </text:list-item>
        <text:list-item>
          <text:p text:style-name="P3">Une boîte affichant la couleur elle-même. </text:p>
        </text:list-item>
        <text:list-item>
          <text:p text:style-name="P3">La valeur CSS utilisée pour créer la couleur (en hex, <text:span text:style-name="Source_20_Text">rgb()</text:span>, <text:span text:style-name="Source_20_Text">rgba()</text:span>, <text:span text:style-name="Source_20_Text">hsl()</text:span>, ou <text:span text:style-name="Source_20_Text">hsla()</text:span>). </text:p>
        </text:list-item>
        <text:list-item>
          <text:p text:style-name="P4">Une description facultative de la façon dont vous comptez utiliser les couleurs. </text:p>
        </text:list-item>
      </text:list>
      <text:p text:style-name="Text_20_body">4.</text:p>
      <text:p text:style-name="Text_20_body">Votre style devrait inclure une section étiquetée des polices à utiliser (nous recommandons d'importer des polices de <text:a xlink:type="simple" xlink:href="https://fonts.google.com/" office:target-frame-name="_blank" xlink:show="new" text:style-name="Internet_20_link" text:visited-style-name="Visited_20_Internet_20_Link">Google Fonts</text:a>).</text:p>
      <text:p text:style-name="Text_20_body">Pour chaque police, l'objectif est de démontrer les différents styles que vous avez l'intention d'utiliser (poids de police, style, taille et décorations de texte). Pour ce faire, vous devez inclure les éléments suivants pour chaque police :</text:p>
      <text:list text:style-name="L3">
        <text:list-item>
          <text:p text:style-name="P5">Le nom de la police </text:p>
        </text:list-item>
        <text:list-item>
          <text:p text:style-name="P5">Une série de styles que vous avez l'intention d'utiliser (par exemple, les styles pourraient inclure: l'arabe, l'audace et l'italique, le souligné). </text:p>
        </text:list-item>
        <text:list-item>
          <text:p text:style-name="P6">Pour chaque style, inclure une phrase ou une série de mots pour démontrer le style de texte (notre exemple de site utilise <text:a xlink:type="simple" xlink:href="https://en.wikipedia.org/wiki/The_quick_brown_fox_jumps_over_the_lazy_dog" office:target-frame-name="_blank" xlink:show="new" text:style-name="Internet_20_link" text:visited-style-name="Visited_20_Internet_20_Link">le renard brun vif...</text:a>). </text:p>
        </text:list-item>
      </text:list>
      <text:p text:style-name="Text_20_body">Assurez-vous d'afficher chacune des sections dans la police, la taille et le style appropriés.</text:p>
      <text:p text:style-name="Text_20_body">5.</text:p>
      <text:p text:style-name="Text_20_body">En plus de la liste des polices possibles, votre guide de style devrait inclure une section pour les styles de texte spécifiques pour les éléments de page. Par exemple, vous pourriez définir l'intitulé (<text:span text:style-name="Source_20_Text">&lt;h1&gt;</text:span>) des directives sur la taille du texte, les polices, les styles de police, le poids de la police, et plus encore.</text:p>
      <text:p text:style-name="Text_20_body">Inclure au moins 3 styles d'éléments, et idéalement autant que vous souhaitez l'utiliser dans les futurs sites.</text:p>
      <text:p text:style-name="Text_20_body">Pour chaque élément de page, inclure:</text:p>
      <text:list text:style-name="L4">
        <text:list-item>
          <text:p text:style-name="P7">Un nom d'élément de page (par exemple, « Sous-rubrique »). </text:p>
        </text:list-item>
        <text:list-item>
          <text:p text:style-name="P8">Toutes les règles de style (par exemple, poids de la police: 700). </text:p>
        </text:list-item>
      </text:list>
      <text:list text:style-name="L5">
        <text:list-header>
          <text:p text:style-name="P9">6.</text:p>
          <text:p text:style-name="P9"><text:soft-page-break/>Ajoutez tous les styles supplémentaires que vous souhaitez inclure pour rendre votre système de guide de style/modification. Cela pourrait inclure le positionnement, la disposition, des couleurs supplémentaires, des propriétés du modèle de boîte, et plus encore.</text:p>
          <text:p text:style-name="P9">Si vous voulez de l'inspiration, vous pouvez vous tourner vers les échantillons suivants :</text:p>
          <text:list>
            <text:list-item>
              <text:p text:style-name="P10">Le <text:a xlink:type="simple" xlink:href="https://lightningdesignsystem.com/utilities/text/" office:target-frame-name="_blank" xlink:show="new" text:style-name="Internet_20_link" text:visited-style-name="Visited_20_Internet_20_Link">système</text:a> de <text:a xlink:type="simple" xlink:href="https://lightningdesignsystem.com/utilities/text/" office:target-frame-name="_blank" xlink:show="new" text:style-name="Internet_20_link" text:visited-style-name="Visited_20_Internet_20_Link">conception</text:a> de <text:a xlink:type="simple" xlink:href="https://lightningdesignsystem.com/utilities/text/" office:target-frame-name="_blank" xlink:show="new" text:style-name="Internet_20_link" text:visited-style-name="Visited_20_Internet_20_Link">Lightning</text:a> de Salesforce </text:p>
            </text:list-item>
            <text:list-item>
              <text:p text:style-name="P10"><text:a xlink:type="simple" xlink:href="https://material.io/design/" office:target-frame-name="_blank" xlink:show="new" text:style-name="Internet_20_link" text:visited-style-name="Visited_20_Internet_20_Link">Conception</text:a> du <text:a xlink:type="simple" xlink:href="https://material.io/design/" office:target-frame-name="_blank" xlink:show="new" text:style-name="Internet_20_link" text:visited-style-name="Visited_20_Internet_20_Link">matériel</text:a> de Google </text:p>
            </text:list-item>
            <text:list-item>
              <text:p text:style-name="P9"><text:a xlink:type="simple" xlink:href="https://getbootstrap.com/" office:target-frame-name="_blank" xlink:show="new" text:style-name="Internet_20_link" text:visited-style-name="Visited_20_Internet_20_Link">Bootstrap</text:a> de Twitter. </text:p>
            </text:list-item>
          </text:list>
        </text:list-header>
      </text:list>
      <text:h text:style-name="Heading_20_2" text:outline-level="2">Solutions et extensions</text:h>
      <text:p text:style-name="Text_20_body">7.</text:p>
      <text:p text:style-name="Text_20_body">C'est un super travail. Visitez <text:a xlink:type="simple" xlink:href="https://discuss.codecademy.com/t/build-a-website-style-guide-challenge-project-html-css/462395" office:target-frame-name="_blank" xlink:show="new" text:style-name="Internet_20_link" text:visited-style-name="Visited_20_Internet_20_Link">nos forums</text:a> pour comparer votre projet à notre exemple de code de solution. Vous pouvez également apprendre à héberger votre propre solution sur GitHub afin de pouvoir la partager avec d'autres apprenants. Votre solution pourrait être différente de la nôtre, et c'est normal. Il y a plusieurs façons de résoudre ces projets, et vous en apprendrez plus en voyant le code des autres. </text:p>
      <text:p text:style-name="Text_20_body">Si vous souhaitez étendre votre site, considérez :</text:p>
      <text:list text:style-name="L6">
        <text:list-item>
          <text:p text:style-name="P11">Ajouter des composants supplémentaires (vous pourriez documenter les différents <text:a xlink:type="simple" xlink:href="https://getbootstrap.com/docs/4.0/components/buttons/" office:target-frame-name="_blank" xlink:show="new" text:style-name="Internet_20_link" text:visited-style-name="Visited_20_Internet_20_Link">boutons</text:a> que vous souhaitez utiliser). </text:p>
        </text:list-item>
        <text:list-item>
          <text:p text:style-name="P11">En apprenant à comment et ensuite en mettant en œuvre une <text:a xlink:type="simple" xlink:href="https://www.codecademy.com/learn/learn-responsive-design" office:target-frame-name="_blank" xlink:show="new" text:style-name="Internet_20_link" text:visited-style-name="Visited_20_Internet_20_Link">conception réactive</text:a> afin que votre site ait l'air superbe sur toutes les tailles d'écran. </text:p>
        </text:list-item>
        <text:list-item>
          <text:p text:style-name="P12">En ajoutant la navigation et en divisant votre site afin que chaque section ait sa propre page HTML. </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Songti SC" style:font-family-asian="'Songti SC'" style:font-family-generic-asian="system" style:font-pitch-asian="variable" style:font-size-asian="10pt" style:font-weight-asian="bold" style:font-name-complex="Arial Unicode MS1" style:font-family-complex="'Arial Unicode M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31T20:23:22.831434000</meta:creation-date>
    <dc:date>2025-05-31T20:23:36.835436000</dc:date>
    <meta:editing-duration>PT16S</meta:editing-duration>
    <meta:editing-cycles>1</meta:editing-cycles>
    <meta:document-statistic meta:table-count="0" meta:image-count="0" meta:object-count="0" meta:page-count="3" meta:paragraph-count="51" meta:word-count="956" meta:character-count="5873" meta:non-whitespace-character-count="4971"/>
    <meta:generator>LibreOffice/25.2.3.2$MacOSX_X86_64 LibreOffice_project/bbb074479178df812d175f709636b368952c2ce3</meta:generator>
  </office:meta>
</office:document-meta>
</file>